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5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378in"/>
    </style:style>
    <style:style style:name="co4" style:family="table-column">
      <style:table-column-properties fo:break-before="auto" style:column-width="3.9902in"/>
    </style:style>
    <style:style style:name="co5" style:family="table-column">
      <style:table-column-properties fo:break-before="auto" style:column-width="2.5575in"/>
    </style:style>
    <style:style style:name="co6" style:family="table-column">
      <style:table-column-properties fo:break-before="auto" style:column-width="15.0583in"/>
    </style:style>
    <style:style style:name="co7" style:family="table-column">
      <style:table-column-properties fo:break-before="auto" style:column-width="1.5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ff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>
            <text:p>Priority</text:p>
            <draw:custom-shape table:end-cell-address="Sheet1.F61" table:end-x="0.5709in" table:end-y="0.1406in" draw:z-index="0" draw:name="shapetype_202" draw:style-name="gr1" draw:text-style-name="P1" display="printer" svg:width="10.952in" svg:height="11.6354in" svg:x="0.0295in" svg:y="0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F61" table:end-x="0.5709in" table:end-y="0.1406in" draw:z-index="1" draw:name="shapetype_202" draw:style-name="gr1" draw:text-style-name="P1" display="printer" svg:width="10.952in" svg:height="11.6354in" svg:x="0.0295in" svg:y="0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table:end-cell-address="Sheet1.F61" table:end-x="0.5709in" table:end-y="0.1406in" draw:z-index="2" draw:name="shapetype_202" draw:style-name="gr1" draw:text-style-name="P1" display="printer" svg:width="10.952in" svg:height="11.6354in" svg:x="0.0295in" svg:y="0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" office:value-type="string">
            <text:p>UI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dbtabl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request headers</text:p>
          </table:table-cell>
          <table:table-cell table:style-name="ce1" office:value-type="string">
            <text:p>request payload</text:p>
          </table:table-cell>
          <table:table-cell table:style-name="ce1" office:value-type="string">
            <text:p>response headers</text:p>
          </table:table-cell>
          <table:table-cell table:style-name="ce1" office:value-type="string">
            <text:p>response payload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status code</text:p>
          </table:table-cell>
          <table:table-cell table:style-name="ce1" office:value-type="string">
            <text:p>comment</text:p>
          </table:table-cell>
          <table:table-cell table:style-name="ce7" table:number-columns-repeated="19"/>
          <table:table-cell table:number-columns-repeated="99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Settings</text:p>
          </table:table-cell>
          <table:table-cell table:style-name="ce2" office:value-type="string">
            <text:p>&lt;content-root&gt;/settings/</text:p>
          </table:table-cell>
          <table:table-cell table:style-name="ce2" office:value-type="string">
            <text:p>add version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“version”:”v1.0”, “Description”:”go live release”}</text:p>
          </table:table-cell>
          <table:table-cell table:style-name="ce1" table:number-columns-repeated="3"/>
          <table:table-cell table:style-name="ce2" office:value-type="float" office:value="200">
            <text:p>200</text:p>
          </table:table-cell>
          <table:table-cell table:style-name="ce2" office:value-type="string">
            <text:p>success</text:p>
          </table:table-cell>
          <table:table-cell table:style-name="ce7" table:number-columns-repeated="19"/>
          <table:table-cell table:number-columns-repeated="99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1" office:value-type="string">
            <text:p><text:span text:style-name="T1">c</text:span><text:span text:style-name="T2">Settings</text:span></text:p>
          </table:table-cell>
          <table:table-cell table:style-name="ce2" office:value-type="string">
            <text:p>&lt;content-root&gt;/settings/</text:p>
          </table:table-cell>
          <table:table-cell table:style-name="ce2" office:value-type="string">
            <text:p>get versions</text:p>
          </table:table-cell>
          <table:table-cell table:style-name="ce2" office:value-type="string">
            <text:p>authorization:oAuth2</text:p>
          </table:table-cell>
          <table:table-cell table:style-name="Default"/>
          <table:table-cell table:style-name="ce2"/>
          <table:table-cell table:style-name="ce2" office:value-type="string">
            <text:p>[{“version”:”v1.0”, “Description”:”go live release”},{“version”:”v10.9, “Description”:”gtest release}]</text:p>
          </table:table-cell>
          <table:table-cell table:style-name="ce2" office:value-type="string">
            <text:p>get all settings</text:p>
          </table:table-cell>
          <table:table-cell table:style-name="ce1" table:number-columns-repeated="2"/>
          <table:table-cell table:style-name="ce7" table:number-columns-repeated="19"/>
          <table:table-cell table:number-columns-repeated="99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Settings</text:p>
          </table:table-cell>
          <table:table-cell table:style-name="ce2" office:value-type="string">
            <text:p>&lt;content-root&gt;/settings/{cSetting}</text:p>
          </table:table-cell>
          <table:table-cell table:style-name="ce2" office:value-type="string">
            <text:p>delete version</text:p>
          </table:table-cell>
          <table:table-cell table:style-name="ce2" office:value-type="string">
            <text:p>authorization:oAuth2</text:p>
          </table:table-cell>
          <table:table-cell table:style-name="ce1" table:number-columns-repeated="6"/>
          <table:table-cell table:style-name="ce7" table:number-columns-repeated="19"/>
          <table:table-cell table:number-columns-repeated="99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Settings</text:p>
          </table:table-cell>
          <table:table-cell table:style-name="ce2" office:value-type="string">
            <text:p>&lt;content-root&gt;/settings/{cSetting}</text:p>
          </table:table-cell>
          <table:table-cell table:style-name="ce2" office:value-type="string">
            <text:p>update version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“version”:”v1.0”, “Description”:”go live release”}</text:p>
          </table:table-cell>
          <table:table-cell table:style-name="ce1" table:number-columns-repeated="3"/>
          <table:table-cell table:style-name="ce2" office:value-type="float" office:value="200">
            <text:p>200</text:p>
          </table:table-cell>
          <table:table-cell table:style-name="ce2" office:value-type="string">
            <text:p>success</text:p>
          </table:table-cell>
          <table:table-cell table:style-name="ce7" table:number-columns-repeated="19"/>
          <table:table-cell table:number-columns-repeated="99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Field Types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FieldTypeDef</text:p>
          </table:table-cell>
          <table:table-cell table:style-name="ce2" office:value-type="string">
            <text:p>&lt;content-root&gt;/settings/FieldTypeDefs</text:p>
          </table:table-cell>
          <table:table-cell table:style-name="ce2" office:value-type="string">
            <text:p>add field typ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 "fieldType" : "CHAR", "fieldDescription" : "Character field"}</text:p>
          </table:table-cell>
          <table:table-cell table:style-name="ce2" office:value-type="string">
            <text:p>contentType:application/json </text:p>
          </table:table-cell>
          <table:table-cell table:style-name="ce2" office:value-type="string">
            <text:p>{ "fieldType" : "CHAR"}</text:p>
          </table:table-cell>
          <table:table-cell table:style-name="ce2" office:value-type="string">
            <text:p>no specific outcome to respond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success</text:p>
          </table:table-cell>
          <table:table-cell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FieldTypeDef</text:p>
          </table:table-cell>
          <table:table-cell table:style-name="ce2" office:value-type="string">
            <text:p>&lt;content-root&gt;/settings/FieldTypeDefs</text:p>
          </table:table-cell>
          <table:table-cell table:style-name="ce2" office:value-type="string">
            <text:p>get field type details</text:p>
          </table:table-cell>
          <table:table-cell table:style-name="ce2" office:value-type="string">
            <text:p>authorization:oAuth2</text:p>
          </table:table-cell>
          <table:table-cell table:style-name="ce2" table:number-columns-repeated="2"/>
          <table:table-cell table:style-name="ce5" office:value-type="string">
            <text:p>[{"cfieldDef":"1", "version":"v1.0", "fieldType" : "CHAR", "fieldDescription" : "Character field"},{"cfieldDef":"1", "version":"v1.0", "fieldType" : "CHAR", "fieldDescription" : "Character field"}]</text:p>
          </table:table-cell>
          <table:table-cell table:style-name="ce2" office:value-type="string">
            <text:p>get all the fields in typedef table</text:p>
          </table:table-cell>
          <table:table-cell table:number-columns-repeated="2" table:style-name="ce2" office:value-type="string">
            <text:p>-</text:p>
          </table:table-cell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FieldTypeDef</text:p>
          </table:table-cell>
          <table:table-cell table:style-name="ce2" office:value-type="string">
            <text:p>&lt;content-root&gt;/settings/FieldTypeDefs/{fieldDef}</text:p>
          </table:table-cell>
          <table:table-cell table:style-name="ce2" office:value-type="string">
            <text:p>delete field</text:p>
          </table:table-cell>
          <table:table-cell table:style-name="ce2" office:value-type="string">
            <text:p>authorization:oAuth2</text:p>
          </table:table-cell>
          <table:table-cell/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style-name="ce2" office:value-type="string">
            <text:p>success</text:p>
          </table:table-cell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FieldTypeDef</text:p>
          </table:table-cell>
          <table:table-cell table:style-name="ce2" office:value-type="string">
            <text:p>&lt;content-root&gt;/settings/FieldTypeDefs/{fieldDef}</text:p>
          </table:table-cell>
          <table:table-cell table:style-name="ce4" office:value-type="string">
            <text:p>update fields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 "fieldType" : "CHAR", "fieldDescription" : "Character field"}</text:p>
          </table:table-cell>
          <table:table-cell table:style-name="ce4"/>
          <table:table-cell table:style-name="ce2" table:number-columns-repeated="3"/>
          <table:table-cell table:number-columns-repeated="1012"/>
        </table:table-row>
        <table:table-row table:style-name="ro1" table:visibility="collapse">
          <table:table-cell table:style-name="ce3"/>
          <table:table-cell table:style-name="ce2" table:number-columns-repeated="4"/>
          <table:table-cell table:style-name="ce4"/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field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FieldDef</text:p>
          </table:table-cell>
          <table:table-cell table:style-name="ce2" office:value-type="string">
            <text:p>&lt;content-root&gt;/settings/FieldDefs</text:p>
          </table:table-cell>
          <table:table-cell table:style-name="ce2" office:value-type="string">
            <text:p>add fields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fieldOwner":"POLIXIA", "fieldName":"FIRSTNAME", "fieldType":"CHAR","fieldLength":"50","Description":"firstName", "checkTable":"noCheckTable", "lower":"1111", "upper":"2233"</text:p>
          </table:table-cell>
          <table:table-cell table:style-name="ce4"/>
          <table:table-cell table:number-columns-repeated="2" table:style-name="ce2" office:value-type="string">
            <text:p>-</text:p>
          </table:table-cell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FieldDef</text:p>
          </table:table-cell>
          <table:table-cell table:style-name="ce2" office:value-type="string">
            <text:p>&lt;content-root&gt;/settings/FieldDefs</text:p>
          </table:table-cell>
          <table:table-cell table:style-name="ce2" office:value-type="string">
            <text:p>get fields as gri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[{"cfieldDef":"1",""version":"v1.0", "fieldOwner":"POLIXIA", "fieldName":"FIRSTNAME", "fieldType":"CHAR","fieldLength":"50","Description":"firstName", "checkTable":"noCheckTable", "lower":"1111", "upper":"2233"},{"cfieldDef":"2", "version":"v1.0", "fieldOwner":"POLIXIA", "fieldName":"FIRSTNAME", "fieldType":"CHAR","fieldLength":"50","Description":"firstName", "checkTable":"noCheckTable", "lower":"1111", "upper":"2233"}]</text:p>
          </table:table-cell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FieldDef</text:p>
          </table:table-cell>
          <table:table-cell table:style-name="ce2" office:value-type="string">
            <text:p>&lt;content-root&gt;/settings/FieldDefs/{fieldDef}</text:p>
          </table:table-cell>
          <table:table-cell table:style-name="ce2" office:value-type="string">
            <text:p>delete fiel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3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Settings</text:p>
          </table:table-cell>
          <table:table-cell table:style-name="ce2" office:value-type="string">
            <text:p>&lt;content-root&gt;/settings/versions</text:p>
          </table:table-cell>
          <table:table-cell table:style-name="ce2" office:value-type="string">
            <text:p>get data for the version drop down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{["v1.0","0.9"]}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FieldTypeDef</text:p>
          </table:table-cell>
          <table:table-cell table:style-name="ce2" office:value-type="string">
            <text:p>&lt;content-root&gt;/settings/FieldTypeDefs/fieldTypes</text:p>
          </table:table-cell>
          <table:table-cell table:style-name="ce2" office:value-type="string">
            <text:p>get data for the field type drop down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4" office:value-type="string">
            <text:p>{["CHAR","BOOLEAN"]}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>
            <office:annotation draw:style-name="gr2" draw:text-style-name="P2" svg:width="24.0736in" svg:height="0.3902in" svg:x="6.6213in" svg:y="3.1567in" draw:caption-point-x="-0.1898in" draw:caption-point-y="-0.4256in">
              <dc:creator>MA</dc:creator>
              <dc:date>2017-07-24T00:00:00</dc:date>
              <text:p text:style-name="P2">need clarifications from charlie</text:p>
              <text:p text:style-name="P2"><text:tab/>-Jeyanthan Singam</text:p>
            </office:annotation>
          </table:table-cell>
          <table:table-cell table:style-name="ce2"/>
          <table:table-cell table:style-name="ce2" office:value-type="string">
            <text:p>get data for the check table drop down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FieldDef</text:p>
          </table:table-cell>
          <table:table-cell table:style-name="ce2" office:value-type="string">
            <text:p>&lt;content-root&gt;/settings/FieldDefs/{fieldDef}</text:p>
          </table:table-cell>
          <table:table-cell table:style-name="ce2" office:value-type="string">
            <text:p>update data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fieldOwner":"POLIXIA", "fieldName":"FIRSTNAME", "fieldType":"CHAR","fieldLength":"50","Description":"firstName", "checkTable":"noCheckTable", "lower":"1111", "upper":"2233"</text:p>
          </table:table-cell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Set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cards/{cardName}/sets</text:p>
          </table:table-cell>
          <table:table-cell table:style-name="ce2" office:value-type="string">
            <text:p>add set under card nam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questinaireOwner":"&lt;blank&gt;", "questinaireType":"UID_PERSUS", "cardName"="QPERSONAL", "setID" : "ccard", "setMax":"3", "text":"add credit card", "order":"0", "setNickName":"CC_NICKNAME", "DisplaySection":" yes"}</text:p>
          </table:table-cell>
          <table:table-cell table:style-name="ce2"/>
          <table:table-cell table:style-name="ce2" office:value-type="string">
            <text:p>{"setId":"ccard"}</text:p>
          </table:table-cell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cards/{cardName}/sets</text:p>
          </table:table-cell>
          <table:table-cell table:style-name="ce2" office:value-type="string">
            <text:p>get set fields as a gri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[{"cApplicationPages":"1","version":"v1.0", "questinaireOwner":"&lt;blank&gt;", "questinaireType":"UID_PERSUS", "cardName"="QPERSONAL", "setID" : "ccard", "setMax":"3", "text":"add credit card", "order":"0", "setNickName":"CC_NICKNAME", "DisplaySection":" yes"},{"cApplicationPages":"2","version":"v1.0", "questinaireOwner":"&lt;blank&gt;", "questinaireType":"UID_PERSUS", "cardName"="QPERSONAL", "setID" : "ccard", "setMax":"3", "text":"add credit card", "order":"0", "setNickName":"CC_NICKNAME", "DisplaySection":" yes"}]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{Q_UID}/{cardName}/sets/{setId}</text:p>
          </table:table-cell>
          <table:table-cell table:style-name="ce2" office:value-type="string">
            <text:p>update set data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questinaireOwner":"&lt;blank&gt;", "questinaireType":"UID_PERSUS", "cardName"="QPERSONAL", "setID" : "ccard", "setMax":"3", "text":"add credit card", "order":"0", "setNickName":"CC_NICKNAME", "DisplaySection":" yes"}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{Q_UID}/{cardName}/sets/{setId}</text:p>
          </table:table-cell>
          <table:table-cell table:style-name="ce2" office:value-type="string">
            <text:p>delete set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3"/>
          <table:table-cell/>
          <table:table-cell table:style-name="ce6" office:value-type="float" office:value="200409">
            <text:p>200,409</text:p>
          </table:table-cell>
          <table:table-cell table:style-name="ce2" office:value-type="string">
            <text:p>dependency exist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>
            <text:p>Not in requirement</text:p>
          </table:table-cell>
          <table:table-cell table:style-name="ce2" table:number-columns-repeated="8"/>
          <table:table-cell/>
          <table:table-cell table:style-name="ce6"/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Event Types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settings/eventTypesDefs</text:p>
          </table:table-cell>
          <table:table-cell table:style-name="ce2" office:value-type="string">
            <text:p>add event typ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fieldOwner":"&lt;blank&gt;", "eventType":"APPLICATION", "ContentDef"="Q_UID_PERSUS", "walletTile" : "T_VIEW_QUESTIONAIRE", "originator":"APPSEND", "description":"SEND AN APP", "hidden":"0"}</text:p>
          </table:table-cell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settings/eventTypesDefs</text:p>
          </table:table-cell>
          <table:table-cell table:style-name="ce2" office:value-type="string">
            <text:p>get fields as a gri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[{"cEventType":"1", "version":"v1.0", "fieldOwner":"&lt;blank&gt;", "eventType":"APPLICATION", "ContentDef"="Q_UID_PERSUS", "walletTile" : "T_VIEW_QUESTIONAIRE", "originator":"APPSEND", "description":"SEND AN APP", "hidden":"0"}, {"cEventType":"2", "version":"v1.0", "fieldOwner":"&lt;blank&gt;", "eventType":"APPLICATION", "ContentDef"="Q_UID_PERSUS", "walletTile" : "T_VIEW_QUESTIONAIRE", "originator":"APPSEND", "description":"SEND AN APP", "hidden":"0"}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GET</text:p>
          </table:table-cell>
          <table:table-cell table:style-name="ce2" office:value-type="string">
            <text:p>cSettings</text:p>
          </table:table-cell>
          <table:table-cell table:style-name="ce2" office:value-type="string">
            <text:p>&lt;content-root&gt;/settings/versions</text:p>
          </table:table-cell>
          <table:table-cell table:style-name="ce2" office:value-type="string">
            <text:p>get data for the version drop down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version":"v1.0"},{"version":"0.9"}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onaireType</text:p>
          </table:table-cell>
          <table:table-cell table:style-name="ce2" office:value-type="string">
            <text:p>&lt;content-root&gt;/questionaires/questionaireTypes</text:p>
          </table:table-cell>
          <table:table-cell table:style-name="ce2" office:value-type="string">
            <text:p>get data for the content definition drop down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QuestionaireType":"Q_UID_PERSUS"},{"QuestionaireType":"Q_INFOQUOTE"}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onaireType</text:p>
          </table:table-cell>
          <table:table-cell table:style-name="ce2" office:value-type="string">
            <text:p>&lt;content-root&gt;/questionaires/questionaireOwners</text:p>
          </table:table-cell>
          <table:table-cell table:style-name="ce2" office:value-type="string">
            <text:p>get data for the owner drop down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QuestionaireOwner":"POLIXIA"},{"QuestionaireOwner":"StateFarmeServer"}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TypeDef</text:p>
          </table:table-cell>
          <table:table-cell table:style-name="ce4" office:value-type="string">
            <text:p>&lt;content-root&gt;/eventTypeDefs/originaters</text:p>
          </table:table-cell>
          <table:table-cell table:style-name="ce2" office:value-type="string">
            <text:p>get data for the originator drop down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Originator":"APPSEND"},{"Originator":"SRVRSEND"}]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settings/eventTypeDefs/{cEventType}</text:p>
          </table:table-cell>
          <table:table-cell table:style-name="ce2" office:value-type="string">
            <text:p>delete eventType</text:p>
          </table:table-cell>
          <table:table-cell table:style-name="ce2" office:value-type="string">
            <text:p>authrization:oAuth2</text:p>
          </table:table-cell>
          <table:table-cell/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settings/eventTypeDefs/{cEventType}</text:p>
          </table:table-cell>
          <table:table-cell table:style-name="ce2" office:value-type="string">
            <text:p>update field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fieldOwner":"&lt;blank&gt;", "eventType":"APPLICATION", "ContentDef"="Q_UID_PERSUS", "walletTile" : "T_VIEW_QUESTIONAIRE", "originator":"APPSEND", "description":"SEND AN APP", "hidden":"0"}</text:p>
          </table:table-cell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Tiles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TileDef</text:p>
          </table:table-cell>
          <table:table-cell table:style-name="ce2" office:value-type="string">
            <text:p>&lt;content-root&gt;/settings/tileDefs</text:p>
          </table:table-cell>
          <table:table-cell table:style-name="ce2" office:value-type="string">
            <text:p>add til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tile":"T_VIEW_QUESTIONAIRE", "description":"view only questionaire"}</text:p>
          </table:table-cell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TileDef</text:p>
          </table:table-cell>
          <table:table-cell table:style-name="ce2" office:value-type="string">
            <text:p>&lt;content-root&gt;/settings/tileDefs</text:p>
          </table:table-cell>
          <table:table-cell table:style-name="ce2" office:value-type="string">
            <text:p>get fields as a grid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cTileDef":"1", "version":"v1.0", "tile":"T_VIEW_QUESTIONAIRE", "description":"view only questionaire"},{"cTileDef":"2","version":"v1.0", "tile":"T_VIEW_QUESTIONAIRE", "description":"view only questionaire"}]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TileDef</text:p>
          </table:table-cell>
          <table:table-cell table:style-name="ce2" office:value-type="string">
            <text:p>&lt;content-root&gt;/settings/tileDefs/{cTileDef}</text:p>
          </table:table-cell>
          <table:table-cell table:style-name="ce2" office:value-type="string">
            <text:p>delete tiles</text:p>
          </table:table-cell>
          <table:table-cell table:style-name="ce2" office:value-type="string">
            <text:p>authrization:oAuth2</text:p>
          </table:table-cell>
          <table:table-cell/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TileDef</text:p>
          </table:table-cell>
          <table:table-cell table:style-name="ce2" office:value-type="string">
            <text:p>&lt;content-root&gt;/settings/tileDefs/{cTileDef}</text:p>
          </table:table-cell>
          <table:table-cell table:style-name="ce2" office:value-type="string">
            <text:p>update tiles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tile":"T_VIEW_QUESTIONAIRE", "description":"view only questionaire"}</text:p>
          </table:table-cell>
          <table:table-cell table:number-columns-repeated="3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efine LoBs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LoBDef</text:p>
          </table:table-cell>
          <table:table-cell table:style-name="ce4" office:value-type="string">
            <text:p>&lt;content-root&gt;/settings/lobDefs</text:p>
          </table:table-cell>
          <table:table-cell table:style-name="ce2" office:value-type="string">
            <text:p>add lob data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LoB":"AUTO", "applicationQuestionaire":"Q_AUTO_APPLICATION", "storeLoBLogo":"AutoLogo", "text1":"AUTO", "displayOrder":"1"}</text:p>
          </table:table-cell>
          <table:table-cell table:style-name="ce2" table:number-columns-repeated="2"/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LoBDef</text:p>
          </table:table-cell>
          <table:table-cell table:style-name="ce4" office:value-type="string">
            <text:p>&lt;content-root&gt;/settings/lobDefs</text:p>
          </table:table-cell>
          <table:table-cell table:style-name="ce2" office:value-type="string">
            <text:p>get fields as a grid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cLoB":"1", "version":"v1.0", "LoB":"AUTO", "applicationQuestionaire":"Q_AUTO_APPLICATION", "storeLoBLogo":"AutoLogo", "text1":"AUTO", "displayOrder":"1"}, {"cLoB":"2", "version":"v1.0", "LoB":"AUTO", "applicationQuestionaire":"Q_AUTO_APPLICATION", "storeLoBLogo":"AutoLogo", "text1":"AUTO", "displayOrder":"1"}]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LoBDef</text:p>
          </table:table-cell>
          <table:table-cell table:style-name="ce4" office:value-type="string">
            <text:p>&lt;content-root&gt;/events/lobDefs/{cLoB}</text:p>
          </table:table-cell>
          <table:table-cell table:style-name="ce2" office:value-type="string">
            <text:p>delete lobs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LoBDef</text:p>
          </table:table-cell>
          <table:table-cell table:style-name="ce4" office:value-type="string">
            <text:p>&lt;content-root&gt;/events/lobDefs/{cLoB}</text:p>
          </table:table-cell>
          <table:table-cell table:style-name="ce2" office:value-type="string">
            <text:p>update lobs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LoB":"AUTO", "applicationQuestionaire":"Q_AUTO_APPLICATION", "storeLoBLogo":"AutoLogo", "text1":"AUTO", "displayOrder":"1"}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cation Approval/Process</text:p>
          </table:table-cell>
          <table:table-cell table:style-name="ce2" office:value-type="string">
            <text:p>GET</text:p>
          </table:table-cell>
          <table:table-cell table:style-name="ce2" office:value-type="string">
            <text:p>pApplicationData</text:p>
          </table:table-cell>
          <table:table-cell table:style-name="ce4" office:value-type="string">
            <text:p>&lt;content-root&gt;/applications</text:p>
          </table:table-cell>
          <table:table-cell table:style-name="ce2" office:value-type="string">
            <text:p>get data from application data table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"applicationId":"41561877", "firstname":"cindy", "lastName":"Madden", "LoB":"AUTO", "DateReceived":09/21/2017"}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view application submitted-choice</text:p>
          </table:table-cell>
          <table:table-cell table:style-name="ce2" office:value-type="string">
            <text:p>GET</text:p>
          </table:table-cell>
          <table:table-cell table:style-name="ce2" office:value-type="string">
            <text:p>uPolicy</text:p>
          </table:table-cell>
          <table:table-cell table:style-name="ce4" office:value-type="string">
            <text:p>&lt;content-root&gt;/applications/policies/{PolicyID}</text:p>
          </table:table-cell>
          <table:table-cell table:style-name="ce2" office:value-type="string">
            <text:p>get data from policy table and display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"uPolicy":"1", ""policyId":"policyId_1", "version":"v1.0", "Location":"wallet", "type":"PROD", "storeServer"="stateFarmServer", "storeBrand" : "stateFarm", "loB":"auto", "walletId":"324523", "recoveryKey":"41244252436"}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eventTypeDefs/eventTypes</text:p>
          </table:table-cell>
          <table:table-cell table:style-name="ce2" office:value-type="string">
            <text:p>data for add event drop down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[{"eventType":"FOLLOWUP"},{"eventType":"APPLICATION"}]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4" office:value-type="string">
            <text:p>&lt;content-root&gt;/events/{eventId}</text:p>
          </table:table-cell>
          <table:table-cell table:style-name="ce2" office:value-type="string">
            <text:p>display card and set data under one application ID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"cApplicationPages":"1", "version":"&lt;blank&gt;", "questinaireOwner":"&lt;blank&gt;", "questinaireType":"&lt;blank&gt;", "cardName"="&lt;blank&gt;", "order" : "&lt;blank&gt;", "title":"&lt;blank&gt;", "pageLogo":"&lt;blank&gt;", "displaySet":"&lt;blank&gt;"}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efine Questinaire1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QuestionaireType</text:p>
          </table:table-cell>
          <table:table-cell table:style-name="ce2" office:value-type="string">
            <text:p>&lt;content-root&gt;/settings/questionaires</text:p>
          </table:table-cell>
          <table:table-cell table:style-name="ce2" office:value-type="string">
            <text:p>add questionnair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questinaireOwner":"&lt;blank&gt;", "questinaireType":"UID_PERSUS", "description":"Personal lines insurance","followupEvent":&lt;blank&gt;,"reviewSubmit":"0"}</text:p>
          </table:table-cell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4" office:value-type="string">
            <text:p>&lt;content-root&gt;/events/</text:p>
          </table:table-cell>
          <table:table-cell table:style-name="ce2" office:value-type="string">
            <text:p>display card and set data under one application ID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"cApplicationPages":"1", "version":"&lt;blank&gt;", "questinaireOwner":"&lt;blank&gt;", "questinaireType":"&lt;blank&gt;", "cardName"="&lt;blank&gt;", "order" : "&lt;blank&gt;", "title":"&lt;blank&gt;", "pageLogo":"&lt;blank&gt;", "displaySet":"&lt;blank&gt;"}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QuestionaireType</text:p>
          </table:table-cell>
          <table:table-cell table:style-name="ce4" office:value-type="string">
            <text:p>&lt;content-root&gt;/events/{eventId}</text:p>
          </table:table-cell>
          <table:table-cell table:style-name="ce2" office:value-type="string">
            <text:p>update Questionnaire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questinaireOwner":"&lt;blank&gt;", "questinaireType":"UID_PERSUS", "description":"Personal lines insurance","followupEvent":&lt;blank&gt;,"reviewSubmit":"0"}</text:p>
          </table:table-cell>
          <table:table-cell table:style-name="ce2"/>
          <table:table-cell table:number-columns-repeated="2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QuestionaireType</text:p>
          </table:table-cell>
          <table:table-cell table:style-name="ce4" office:value-type="string">
            <text:p>&lt;content-root&gt;/events/{eventId}</text:p>
          </table:table-cell>
          <table:table-cell table:style-name="ce2" office:value-type="string">
            <text:p>Delete Questionnaire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200">
            <text:p>2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efine Card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settings/questionaires/{questionaireType}/cards</text:p>
          </table:table-cell>
          <table:table-cell table:style-name="ce2" office:value-type="string">
            <text:p>add card under quid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cApplicationPages":"1", "version":"v1.0", "questinaireOwner":"&lt;blank&gt;", "questinaireType":"UID_PERSUS", "cardName"="QPERSONAL", "order" : "1", "title":"PERSONAL", "pageLogo":"image.jpg", "displaySet":"no"}</text:p>
          </table:table-cell>
          <table:table-cell table:style-name="ce2"/>
          <table:table-cell table:number-columns-repeated="2"/>
          <table:table-cell table:style-name="ce2" office:value-type="string">
            <text:p>200, 409</text:p>
          </table:table-cell>
          <table:table-cell table:style-name="ce2" office:value-type="string">
            <text:p>dependency exist</text:p>
          </table:table-cell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4" office:value-type="string">
            <text:p>&lt;content-root&gt;/events/{eventId}</text:p>
          </table:table-cell>
          <table:table-cell table:style-name="ce2" office:value-type="string">
            <text:p>Show fields as a gri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2"/>
          <table:table-cell table:style-name="ce2" office:value-type="string">
            <text:p>[{"cApplicationPages":"1", "version":"v1.0", "questinaireOwner":"&lt;blank&gt;", "questinaireType":"UID_PERSUS", "cardName"="QPERSONAL", "setId":"&lt;blank&gt;","secId":"NAMEADR","pageName":"PNAMEADR","order":"1","description"="only single page needed"}, "cApplicationPages":"1", "version":"v1.0", "questinaireOwner":"&lt;blank&gt;", "questinaireType":"UID_PERSUS", "cardName"="QPERSONAL", "setId":"&lt;blank&gt;","secId":"NAMEADR","pageName":"PNAMEADR","order":"1","description"="only single page needed"}]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/>
          <table:table-cell table:style-name="ce2" office:value-type="string">
            <text:p>PUT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settings/questionaires/{questionaireType}/cards/{cardName}</text:p>
          </table:table-cell>
          <table:table-cell table:style-name="ce2" office:value-type="string">
            <text:p>Update fields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version":"v1.0", "questinaireOwner":"&lt;blank&gt;", "questinaireType":"UID_PERSUS", "cardName"="QPERSONAL", "order" : "1", "title":"PERSONAL", "pageLogo":"image.jpg", "displaySet":"no"}</text:p>
          </table:table-cell>
          <table:table-cell table:number-columns-repeated="3"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settings/questionaires/{questionaireType}/cards/{cardName}</text:p>
          </table:table-cell>
          <table:table-cell table:style-name="ce2" office:value-type="string">
            <text:p>delete field</text:p>
          </table:table-cell>
          <table:table-cell table:style-name="ce2" office:value-type="string">
            <text:p>authrization:oAuth2</text:p>
          </table:table-cell>
          <table:table-cell table:style-name="ce2" table:number-columns-repeated="4"/>
          <table:table-cell table:style-name="ce6" office:value-type="float" office:value="200409">
            <text:p>200,409</text:p>
          </table:table-cell>
          <table:table-cell table:style-name="ce2" office:value-type="string">
            <text:p>dependency exist</text:p>
          </table:table-cell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Define Section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QuestionaireSections</text:p>
          </table:table-cell>
          <table:table-cell table:style-name="ce2" table:number-columns-repeated="7"/>
          <table:table-cell table:style-name="ce6"/>
          <table:table-cell table:style-name="ce2"/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2" table:number-columns-repeated="7"/>
          <table:table-cell table:style-name="ce6"/>
          <table:table-cell table:style-name="ce2"/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cQuestionaireSections</text:p>
          </table:table-cell>
          <table:table-cell table:style-name="ce2" table:number-columns-repeated="7"/>
          <table:table-cell table:style-name="ce6"/>
          <table:table-cell table:style-name="ce2"/>
          <table:table-cell table:number-columns-repeated="101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QuestionaireSections</text:p>
          </table:table-cell>
          <table:table-cell table:style-name="ce2" table:number-columns-repeated="7"/>
          <table:table-cell table:style-name="ce6"/>
          <table:table-cell table:style-name="ce2"/>
          <table:table-cell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uote create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EventData</text:p>
          </table:table-cell>
          <table:table-cell table:style-name="ce2" office:value-type="string">
            <text:p>&lt;content-root&gt;/applications/policies/events</text:p>
          </table:table-cell>
          <table:table-cell table:style-name="ce2" office:value-type="string">
            <text:p>add quote data as event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policyId":"_policyID_1", "eventID":"_eventID_1", "questionaireType":"Q_AUTO_APPLICATION", "cardId":"&lt;blank&gt;", "setId":"&lt;blank&gt;",...,...,...,...,...,...,...}</text:p>
          </table:table-cell>
          <table:table-cell table:style-name="ce2" office:value-type="string">
            <text:p>contentType:application/json, authorization:oAuth2</text:p>
          </table:table-cell>
          <table:table-cell table:style-name="ce2" office:value-type="string">
            <text:p>{"triggeredEventId":"_EventID_2"}</text:p>
          </table:table-cell>
          <table:table-cell/>
          <table:table-cell table:style-name="ce2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eventTypeDefs/eventTypes</text:p>
          </table:table-cell>
          <table:table-cell table:style-name="ce2" office:value-type="string">
            <text:p>Get list of events to select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eventType":"APPLICATION"},{"eventType":"FOLLOWUP"}]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2" office:value-type="string">
            <text:p>&lt;content-root&gt;/eventdata/{triggeredID}</text:p>
          </table:table-cell>
          <table:table-cell table:style-name="ce2" office:value-type="string">
            <text:p>get return event</text:p>
          </table:table-cell>
          <table:table-cell table:style-name="ce2" office:value-type="string">
            <text:p>authrization:oAuth2</text:p>
          </table:table-cell>
          <table:table-cell table:number-columns-repeated="2"/>
          <table:table-cell table:style-name="ce2" office:value-type="string">
            <text:p>{"policyId":"_policyID_1", "eventID":"_eventID_1", "questionaireType":"Q_AUTO_APPLICATION",,...,...,...,...,...,...,...,...,...,}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view application submitted</text:p>
          </table:table-cell>
          <table:table-cell table:style-name="ce2" office:value-type="string">
            <text:p>GET</text:p>
          </table:table-cell>
          <table:table-cell table:style-name="ce2" office:value-type="string">
            <text:p>cEventData</text:p>
          </table:table-cell>
          <table:table-cell table:style-name="ce4" office:value-type="string">
            <text:p>&lt;content-root&gt;/applications/{applicationId}</text:p>
          </table:table-cell>
          <table:table-cell table:style-name="ce2" office:value-type="string">
            <text:p>display card and set data under one application ID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"cApplicationPages":"1", "version":"&lt;blank&gt;", "questinaireOwner":"&lt;blank&gt;", "questinaireType":"&lt;blank&gt;", "cardName"="&lt;blank&gt;", "order" : "&lt;blank&gt;", "title":"&lt;blank&gt;", "pageLogo":"&lt;blank&gt;", "displaySet":"&lt;blank&gt;"}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uPolicy</text:p>
          </table:table-cell>
          <table:table-cell table:style-name="ce4" office:value-type="string">
            <text:p>&lt;content-root&gt;/applications/policies</text:p>
          </table:table-cell>
          <table:table-cell table:style-name="ce2" office:value-type="string">
            <text:p>get data from policy table and display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[{"uPolicy":"1", ""policyId":"policyId_1", "version":"v1.0", "Location":"wallet", "type":"PROD", "storeServer"="stateFarmServer", "storeBrand" : "stateFarm", "loB":"auto", "walletId":"324523", "recoveryKey":"41244252436"}, {"uPolicy":"2", ""policyId":"policyId_1", "version":"v1.0", "Location":"wallet", "type":"PROD", "storeServer"="stateFarmServer", "storeBrand" : "stateFarm", "loB":"auto", "walletId":"324523", "recoveryKey":"41244252436"}]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reate new event in requirements- ask krish</text:p>
          </table:table-cell>
          <table:table-cell table:style-name="ce2"/>
          <table:table-cell table:number-columns-repeated="1021"/>
        </table:table-row>
        <table:table-row table:style-name="ro3">
          <table:table-cell/>
          <table:table-cell office:value-type="string">
            <text:p>claim process interfaces</text:p>
          </table:table-cell>
          <table:table-cell table:number-columns-repeated="1022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Excel_20_Built-in_20_Normal"/>
        <table:table-row table:style-name="ro1">
          <table:table-cell table:style-name="ce2" office:value-type="string">
            <text:p>Add event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uEvent</text:p>
          </table:table-cell>
          <table:table-cell table:style-name="ce2" office:value-type="string">
            <text:p>&lt;content-root&gt;/policies/{policyID}</text:p>
          </table:table-cell>
          <table:table-cell table:style-name="ce2" office:value-type="string">
            <text:p>add event</text:p>
          </table:table-cell>
          <table:table-cell table:style-name="ce2" office:value-type="string">
            <text:p>{"policyId":"_policyID_1", "eventID":"_eventID_1", "eventType":"APPLICATION"}</text:p>
          </table:table-cell>
          <table:table-cell table:style-name="ce2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uEvent</text:p>
          </table:table-cell>
          <table:table-cell table:style-name="ce2" office:value-type="string">
            <text:p>&lt;content-root&gt;/policies/{policyID}</text:p>
          </table:table-cell>
          <table:table-cell table:style-name="ce2" office:value-type="string">
            <text:p>get fields as a grid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UT</text:p>
          </table:table-cell>
          <table:table-cell table:style-name="ce2" office:value-type="string">
            <text:p>uEvent</text:p>
          </table:table-cell>
          <table:table-cell table:style-name="ce2" office:value-type="string">
            <text:p>&lt;content-root&gt;/policies/{policyID}</text:p>
          </table:table-cell>
          <table:table-cell table:style-name="ce2" office:value-type="string">
            <text:p>update event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uEvent</text:p>
          </table:table-cell>
          <table:table-cell table:style-name="ce2" office:value-type="string">
            <text:p>&lt;content-root&gt;/policies/{policyID}</text:p>
          </table:table-cell>
          <table:table-cell table:style-name="ce2" office:value-type="string">
            <text:p>delete even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>
            <text:p>5 <text:s text:c="15"/>PUT <text:s text:c="7"/>cFieldTypeDef <text:s text:c="7"/>&lt;content-root&gt;/settings/cFieldTypeDef <text:s text:c="7"/>update fields <text:s text:c="15"/>{ "fieldType" : "CHAR", "fieldDescription" : "Character field"} <text:s text:c="15"/>200 <text:s text:c="175"/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cFieldDef</text:p>
          </table:table-cell>
          <table:table-cell table:style-name="ce2" office:value-type="string">
            <text:p>&lt;content-root&gt;/settings/cFieldDef/{fieldname}</text:p>
          </table:table-cell>
          <table:table-cell table:style-name="ce2" office:value-type="string">
            <text:p>update data</text:p>
          </table:table-cell>
          <table:table-cell table:style-name="ce2"/>
          <table:table-cell table:style-name="ce2" office:value-type="string">
            <text:p>{"version":"v1.0", "fieldOwner":"POLIXIA", "fieldName":"FIRSTNAME", "fieldType":"CHAR","fieldLength":"50","Description":"firstName", "checkTable":"noCheckTable", "lower":"1111", "upper":"2233"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{Q_UID}/{cardName}/sets</text:p>
          </table:table-cell>
          <table:table-cell table:style-name="ce2" office:value-type="string">
            <text:p>update set data</text:p>
          </table:table-cell>
          <table:table-cell table:style-name="ce2"/>
          <table:table-cell table:style-name="ce2" office:value-type="string">
            <text:p>{"version":"v1.0", "questinaireOwner":"&lt;blank&gt;", "questinaireType":"UID_PERSUS", "cardName"="QPERSONAL", "setID" : "ccard", "setMax":"3", "text":"add credit card", "order":"0", "setNickName":"CC_NICKNAME", "DisplaySection":" yes"}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DELETE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{Q_UID}/{cardName}/sets</text:p>
          </table:table-cell>
          <table:table-cell table:style-name="ce2" office:value-type="string">
            <text:p>delete set</text:p>
          </table:table-cell>
          <table:table-cell table:number-columns-repeated="2"/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cEventTypeDef</text:p>
          </table:table-cell>
          <table:table-cell table:style-name="ce2" office:value-type="string">
            <text:p>&lt;content-root&gt;/events</text:p>
          </table:table-cell>
          <table:table-cell table:style-name="ce2" office:value-type="string">
            <text:p>update field</text:p>
          </table:table-cell>
          <table:table-cell table:style-name="ce2"/>
          <table:table-cell table:style-name="ce2" office:value-type="string">
            <text:p>{"version":"v1.0", "fieldOwner":"&lt;blank&gt;", "eventType":"APPLICATION", "ContentDef"="Q_UID_PERSUS", "walletTile" : "T_VIEW_QUESTIONAIRE", "originator":"APPSEND", "description":"SEND AN APP", "hidden":"0"}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cTileDef</text:p>
          </table:table-cell>
          <table:table-cell table:style-name="ce2" office:value-type="string">
            <text:p>&lt;content-root&gt;/events/tileDef</text:p>
          </table:table-cell>
          <table:table-cell table:style-name="ce2" office:value-type="string">
            <text:p>update tiles</text:p>
          </table:table-cell>
          <table:table-cell table:style-name="ce2"/>
          <table:table-cell table:style-name="ce2" office:value-type="string">
            <text:p>{"version":"v1.0", "tile":"T_VIEW_QUESTIONAIRE", "description":"view only questionaire"}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cLoBDef</text:p>
          </table:table-cell>
          <table:table-cell table:style-name="ce4" office:value-type="string">
            <text:p>&lt;content-root&gt;/events/lobDef/</text:p>
          </table:table-cell>
          <table:table-cell table:style-name="ce2" office:value-type="string">
            <text:p>update lobs</text:p>
          </table:table-cell>
          <table:table-cell table:style-name="ce2"/>
          <table:table-cell table:style-name="ce2" office:value-type="string">
            <text:p>{"version":"v1.0", "LoB":"AUTO", "applicationQuestionaire":"Q_AUTO_APPLICATION", "storeLoBLogo":"AutoLogo", "text1":"AUTO", "displayOrder":"1"}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PUT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questionaires/{Q_UID}</text:p>
          </table:table-cell>
          <table:table-cell table:style-name="ce2" office:value-type="string">
            <text:p>Update fields</text:p>
          </table:table-cell>
          <table:table-cell table:style-name="ce2"/>
          <table:table-cell table:style-name="ce2" office:value-type="string">
            <text:p>{{"version":"v1.0", "questinaireOwner":"&lt;blank&gt;", "questinaireType":"UID_PERSUS", "cardName"="QPERSONAL", "order" : "1", "title":"PERSONAL", "pageLogo":"image.jpg", "displaySet":"no"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DELETE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questionaires/{Q_UID}</text:p>
          </table:table-cell>
          <table:table-cell table:style-name="ce2" office:value-type="string">
            <text:p>delete if needed</text:p>
          </table:table-cell>
          <table:table-cell table:number-columns-repeated="2"/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PUT</text:p>
          </table:table-cell>
          <table:table-cell table:style-name="ce2" office:value-type="string">
            <text:p>uEventData</text:p>
          </table:table-cell>
          <table:table-cell table:style-name="ce2" office:value-type="string">
            <text:p>&lt;content-root&gt;/events/</text:p>
          </table:table-cell>
          <table:table-cell table:style-name="ce2" office:value-type="string">
            <text:p>update quote</text:p>
          </table:table-cell>
          <table:table-cell table:style-name="ce2"/>
          <table:table-cell table:style-name="ce2" office:value-type="string">
            <text:p>{"policyId":"_policyID_1", "eventID":"_eventID_1", "questionaireType":"Q_AUTO_APPLICATION"}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onaireCards</text:p>
          </table:table-cell>
          <table:table-cell table:style-name="ce2" office:value-type="string">
            <text:p>&lt;content-root&gt;/settings/defineQuestionaires/{Q_UID}</text:p>
          </table:table-cell>
          <table:table-cell table:style-name="ce2" office:value-type="string">
            <text:p>display cards under a questionaire</text:p>
          </table:table-cell>
          <table:table-cell table:style-name="ce2" table:number-columns-repeated="2"/>
          <table:table-cell table:style-name="ce2" office:value-type="string">
            <text:p><text:s/>authorization: oAuth2</text:p>
          </table:table-cell>
          <table:table-cell table:style-name="ce2" office:value-type="string">
            <text:p>{{"version":"v1.0", "questinaireOwner":"&lt;blank&gt;", "questinaireType":"UID_PERSUS", "cardName"="QPERSONAL", "order" : "1", "title":"PERSONAL", "pageLogo":"image.jpg", "displaySet":"no"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onaireSet</text:p>
          </table:table-cell>
          <table:table-cell table:style-name="ce2" office:value-type="string">
            <text:p>&lt;content-root&gt;/questionaires/cards/{cardName}</text:p>
          </table:table-cell>
          <table:table-cell table:style-name="ce2" office:value-type="string">
            <text:p>Display set <text:s/>under a card name</text:p>
          </table:table-cell>
          <table:table-cell table:style-name="ce2" table:number-columns-repeated="2"/>
          <table:table-cell table:style-name="ce2" office:value-type="string">
            <text:p><text:s/>authorization: oAuth2</text:p>
          </table:table-cell>
          <table:table-cell table:style-name="ce2" office:value-type="string">
            <text:p>{"version":"v1.0", "questinaireOwner":"&lt;blank&gt;", "questinaireType":"UID_PERSUS", "cardName"="QPERSONAL", "setID" : "ccard", "setMax":"3", "text":"add credit card", "order":"0", "setNickName":"CC_NICKNAME", "DisplaySection":" yes"}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GET</text:p>
          </table:table-cell>
          <table:table-cell table:style-name="ce2" office:value-type="string">
            <text:p>cQuestinaireSections</text:p>
          </table:table-cell>
          <table:table-cell table:style-name="ce2" office:value-type="string">
            <text:p>&lt;content-root&gt;/questionaires/cards/{cardName}/sets/{setId}</text:p>
          </table:table-cell>
          <table:table-cell table:style-name="ce2" office:value-type="string">
            <text:p>Display sections under a set</text:p>
          </table:table-cell>
          <table:table-cell table:style-name="ce2" table:number-columns-repeated="2"/>
          <table:table-cell table:style-name="ce2" office:value-type="string">
            <text:p><text:s/>authorization: oAuth2</text:p>
          </table:table-cell>
          <table:table-cell table:style-name="ce4" office:value-type="string">
            <text:p>{"version":"v1.0", "questinaireOwner":"&lt;blank&gt;", "questinaireType":"UID_PERSUS", "cardName"="QPERSONAL", "setID" : "ccard", "setMax":"3", "text":"add credit card", "order":"0", "setNickName":"CC_NICKNAME", "DisplaySection":" yes"}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Quote-Create</text:p>
          </table:table-cell>
          <table:table-cell table:style-name="ce2" office:value-type="string">
            <text:p>POST</text:p>
          </table:table-cell>
          <table:table-cell table:style-name="ce2" office:value-type="string">
            <text:p>cApplicationData</text:p>
          </table:table-cell>
          <table:table-cell table:style-name="ce2" office:value-type="string">
            <text:p>&lt;content-root&gt;/applications</text:p>
          </table:table-cell>
          <table:table-cell table:style-name="ce2" office:value-type="string">
            <text:p>add application</text:p>
          </table:table-cell>
          <table:table-cell table:style-name="ce2" office:value-type="string">
            <text:p>contentType:application/json , authorization: oAuth2</text:p>
          </table:table-cell>
          <table:table-cell table:style-name="ce2" office:value-type="string">
            <text:p>{"applicationId":"_applicationId_1","storeServer":"stateFarmServer"}</text:p>
          </table:table-cell>
          <table:table-cell table:style-name="ce2" table:number-columns-repeated="3"/>
          <table:table-cell table:style-name="ce6" office:value-type="float" office:value="200403">
            <text:p>200,403</text:p>
          </table:table-cell>
          <table:table-cell table:style-name="ce2" office:value-type="string">
            <text:p>bad request</text:p>
          </table:table-cell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********</text:p>
          </table:table-cell>
          <table:table-cell table:style-name="ce2" office:value-type="string">
            <text:p>GET</text:p>
          </table:table-cell>
          <table:table-cell table:style-name="ce2" office:value-type="string">
            <text:p>cQuestionaireType</text:p>
          </table:table-cell>
          <table:table-cell table:style-name="ce2" office:value-type="string">
            <text:p>&lt;content-root&gt;/questionaires/questionaireOwners</text:p>
          </table:table-cell>
          <table:table-cell table:style-name="ce2" office:value-type="string">
            <text:p>get data for the owner drop down</text:p>
          </table:table-cell>
          <table:table-cell table:style-name="ce2" office:value-type="string">
            <text:p>authrization:oAuth2</text:p>
          </table:table-cell>
          <table:table-cell/>
          <table:table-cell table:style-name="ce2"/>
          <table:table-cell table:style-name="ce2" office:value-type="string">
            <text:p>{["POLIXIA","StateFarmeServer"]}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7/24/2017</text:date>, <text:time>18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7-24T18:30:53.86</dc:date>
    <dc:creator>Bhagya Rupasinghe</dc:creator>
    <meta:editing-duration>PT50M35S</meta:editing-duration>
    <meta:editing-cycles>2</meta:editing-cycles>
    <meta:document-statistic meta:table-count="2" meta:cell-count="550" meta:object-count="3"/>
  </office:meta>
</office:document-meta>
</file>